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urceFinder.openResource( URI 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ResourceFinder.DefaultResourceFinder( File relativeDir , File absolut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sourceFinder.checkDir( String arg , File 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ourceFinder.DefaultResource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